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4">
      <style:paragraph-properties fo:line-height="150%"/>
      <style:text-properties style:font-name="Arial" style:font-name-asian="Arial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6" style:family="paragraph" style:parent-style-name="Text_20_body" style:list-style-name="L15">
      <style:paragraph-properties fo:margin-top="0cm" fo:margin-bottom="0cm" fo:line-height="150%" style:writing-mode="lr-tb"/>
    </style:style>
    <style:style style:name="P3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0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<text:a xlink:type="simple" xlink:href="http://localhost/Eclipse_Luna/Cake_IFM11/fx_tester" text:style-name="Internet_20_link" text:visited-style-name="Visited_20_Internet_20_Link">http://localhost/Eclipse_Luna/Cake_IFM11/fx_tester</text:a> </text:p>
      <text:p text:style-name="P4">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4331152762482310030" text:style-name="L1">
        <text:list-item>
          <text:p text:style-name="P17">REVIEW</text:p>
        </text:list-item>
        <text:list-item>
          <text:p text:style-name="P17">TASK-1 : start</text:p>
          <text:list>
            <text:list-item>
              <text:p text:style-name="P13">T-1.1</text:p>
              <text:list>
                <text:list-item>
                  <text:p text:style-name="P13">eclipst ==&gt; new task</text:p>
                </text:list-item>
                <text:list-item>
                  <text:p text:style-name="P13">DUP : controller : FxAdminController.php </text:p>
                  <text:list>
                    <text:list-item>
                      <text:p text:style-name="P17">==&gt; FxTesterController.php</text:p>
                    </text:list-item>
                  </text:list>
                </text:list-item>
                <text:list-item>
                  <text:p text:style-name="P17">edit</text:p>
                  <text:list>
                    <text:list-item>
                      <text:p text:style-name="P17"><text:span text:style-name="T1">#_ </text:span>class name</text:p>
                    </text:list-item>
                    <text:list-item>
                      <text:p text:style-name="P17"><text:span text:style-name="T1">#_ </text:span>index()</text:p>
                    </text:list-item>
                  </text:list>
                </text:list-item>
                <text:list-item>
                  <text:p text:style-name="P17">TEST : browse ==&gt; should error</text:p>
                  <text:list>
                    <text:list-item>
                      <text:p text:style-name="P1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7">T-1.2 : view</text:p>
              <text:list>
                <text:list-item>
                  <text:p text:style-name="P17">DUP : C:\WORKS_2\WS\Eclipse_Luna\Cake_IFM11\app\View\FxAdmin</text:p>
                  <text:list>
                    <text:list-item>
                      <text:p text:style-name="P17">==&gt; FxTester</text:p>
                    </text:list-item>
                  </text:list>
                </text:list-item>
                <text:list-item>
                  <text:p text:style-name="P17">edit file ==&gt; index.ctp</text:p>
                </text:list-item>
                <text:list-item>
                  <text:p text:style-name="P17">TEST : browse ==&gt; OK</text:p>
                </text:list-item>
              </text:list>
            </text:list-item>
            <text:list-item>
              <text:p text:style-name="P17">T-1.3 : view → elements</text:p>
              <text:list>
                <text:list-item>
                  <text:p text:style-name="P17">DUP : fx_admins ==&gt; fx_testers</text:p>
                </text:list-item>
                <text:list-item>
                  <text:p text:style-name="P17"><text:soft-page-break/>caller</text:p>
                </text:list-item>
                <text:list-item>
                  <text:p text:style-name="P17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70023686524920143" text:style-name="L2">
        <text:list-item>
          <text:p text:style-name="P18">TASK</text:p>
          <text:list>
            <text:list-item>
              <text:p text:style-name="P18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2324275044207678379" text:style-name="L3">
        <text:list-item>
          <text:p text:style-name="P19"/>
        </text:list-item>
      </text:list>
      <text:p text:style-name="P12"><text:line-break/><text:span text:style-name="T2">[/ 20200103_163407]</text:span></text:p>
      <text:p text:style-name="P12"/>
      <text:p text:style-name="P9"/>
      <text:p text:style-name="P4"><text:span text:style-name="T3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6856243918352243129" text:style-name="L4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javascript : libfx.js // C:\WORKS_2\WS\Eclipse_Luna\Cake_IFM11\app\webroot\js\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view ==&gt; add js function</text:p>
                  <text:list>
                    <text:list-item>
                      <text:p text:style-name="P20">index.ctp</text:p>
                      <text:list>
                        <text:list-item>
                          <text:p text:style-name="P20">edit : “_idx_table_tr_Log_File” ==&gt; _idx_table_tr_Tester_1</text:p>
                        </text:list-item>
                      </text:list>
                    </text:list-item>
                    <text:list-item>
                      <text:p text:style-name="P20">element</text:p>
                      <text:list>
                        <text:list-item>
                          <text:p text:style-name="P20"><text:span text:style-name="T1">#_ </text:span>add string “Tester-1”</text:p>
                        </text:list-item>
                        <text:list-item>
                          <text:p text:style-name="P20"><text:span text:style-name="T1">#_ </text:span>css ==&gt; this td tag, class=”fx-tester_index_td_title”</text:p>
                        </text:list-item>
                        <text:list-item>
                          <text:p text:style-name="P20"><text:soft-page-break/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0">js file</text:p>
                  <text:list>
                    <text:list-item>
                      <text:p text:style-name="P20">new FUNC : fx_tester_T_1()</text:p>
                      <text:list>
                        <text:list-item>
                          <text:p text:style-name="P20">sig</text:p>
                        </text:list-item>
                        <text:list-item>
                          <text:p text:style-name="P20">labels</text:p>
                        </text:list-item>
                        <text:list-item>
                          <text:p text:style-name="P20">caller</text:p>
                        </text:list-item>
                      </text:list>
                    </text:list-item>
                  </text:list>
                </text:list-item>
                <text:list-item>
                  <text:p text:style-name="P20">TEST ==&gt; OK</text:p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js ==&gt; ajax</text:p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>js</text:p>
                  <text:list>
                    <text:list-item>
                      <text:p text:style-name="P20">C/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2</text:p>
              <text:list>
                <text:list-item>
                  <text:p text:style-name="P20">php</text:p>
                  <text:list>
                    <text:list-item>
                      <text:p text:style-name="P20">new FUNC : fx_tester_T_1()</text:p>
                    </text:list-item>
                    <text:list-item>
                      <text:p text:style-name="P20">TEST ==&gt; <text:span text:style-name="T10">click</text:span></text:p>
                      <text:list>
                        <text:list-item>
                          <text:p text:style-name="P20">“ 500 (Internal Server Error)”</text:p>
                        </text:list-item>
                        <text:list-item>
                          <text:p text:style-name="P20">==&gt; OK</text:p>
                        </text:list-item>
                      </text:list>
                    </text:list-item>
                    <text:list-item>
                      <text:p text:style-name="P20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3 </text:p>
              <text:list>
                <text:list-item>
                  <text:p text:style-name="P20">view : new view</text:p>
                  <text:list>
                    <text:list-item>
                      <text:p text:style-name="P20">fx_tester__t_1.ct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PROBLEM : result ==&gt; not shown in div tag</text:p>
                          <text:list>
                            <text:list-item>
                              <text:p text:style-name="P20"><text:soft-page-break/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 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new Class : BarData</text:p>
                </text:list-item>
              </text:list>
            </text:list-item>
            <text:list-item>
              <text:p text:style-name="P20">T-3.1</text:p>
              <text:list>
                <text:list-item>
                  <text:p text:style-name="P20">new file : BarData.php</text:p>
                  <text:list>
                    <text:list-item>
                      <text:p text:style-name="P20">new class</text:p>
                    </text:list-item>
                  </text:list>
                </text:list-item>
                <text:list-item>
                  <text:p text:style-name="P20">AppController.php</text:p>
                  <text:list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: load page</text:p>
                  <text:list>
                    <text:list-item>
                      <text:p text:style-name="P20">==&gt; PASSED</text:p>
                    </text:list-item>
                  </text:list>
                </text:list-item>
                <text:list-item>
                  <text:p text:style-name="P20">controller : instance == gen.</text:p>
                  <text:list>
                    <text:list-item>
                      <text:p text:style-name="P20">“$bd = new BarData;”</text:p>
                    </text:list-item>
                    <text:list-item>
                      <text:p text:style-name="P20">TEST : load page</text:p>
                      <text:list>
                        <text:list-item>
                          <text:p text:style-name="P2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</text:p>
            </text:list-item>
            <text:list-item>
              <text:p text:style-name="P20"><text:span text:style-name="T1">#_ </text:span>T-3.2 </text:p>
              <text:list>
                <text:list-item>
                  <text:list>
                    <text:list-item>
                      <text:p text:style-name="P20">more class fields</text:p>
                    </text:list-item>
                  </text:list>
                </text:list-item>
                <text:list-item>
                  <text:p text:style-name="P2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817628487037200294" text:style-name="L5">
        <text:list-item>
          <text:p text:style-name="P21">TASK-1</text:p>
          <text:list>
            <text:list-item>
              <text:p text:style-name="P21">get ==&gt; list of BarDatas</text:p>
              <text:list>
                <text:list-item>
                  <text:p text:style-name="P21">//_20200104_163637:next</text:p>
                </text:list-item>
                <text:list-item>
                  <text:p text:style-name="P21">new FUNC : get_ListOf_BarDatas(...)</text:p>
                </text:list-item>
                <text:list-item>
                  <text:p text:style-name="P21">open file : 44_5.1_10_rawdata.(AUDJPY).(Period-M15).(NumOfUnits-18000).(Bars-ALL-20190424_184417).20190311_081029.[SLICE-30].csv // <text:soft-page-break/>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8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674264" text:continue-numbering="true" text:style-name="L5">
        <text:list-item>
          <text:list>
            <text:list-item>
              <text:p text:style-name="P21"/>
            </text:list-item>
            <text:list-item>
              <text:p text:style-name="P21"/>
            </text:list-item>
          </text:list>
        </text:list-item>
      </text:list>
      <text:p text:style-name="P4">[further]</text:p>
      <text:list xml:id="list4244667301345669861" text:style-name="L6">
        <text:list-item>
          <text:p text:style-name="P22"/>
        </text:list-item>
      </text:list>
      <text:p text:style-name="P12"><text:line-break/><text:span text:style-name="T2">[/ 20200104_163421]</text:span></text:p>
      <text:p text:style-name="P12"/>
      <text:p text:style-name="P8"/>
      <text:p text:style-name="P4"><text:span text:style-name="T3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7691480" text:continue-list="list4331152762482310030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get ==&gt; list of BarDatas</text:p>
                  <text:list>
                    <text:list-item>
                      <text:p text:style-name="P17">//_20200104_163637:next</text:p>
                    </text:list-item>
                    <text:list-item>
                      <text:p text:style-name="P17">new FUNC : get_ListOf_BarDatas(...)</text:p>
                    </text:list-item>
                    <text:list-item>
                      <text:p text:style-name="P17">open file</text:p>
                    </text:list-item>
                  </text:list>
                </text:list-item>
                <text:list-item>
                  <text:p text:style-name="P32">steps</text:p>
                  <text:list>
                    <text:list-item>
                      <text:p text:style-name="P32">open file</text:p>
                    </text:list-item>
                    <text:list-item>
                      <text:p text:style-name="P32">read lines</text:p>
                    </text:list-item>
                  </text:list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new file : libfx_php</text:p>
                  <text:list>
                    <text:list-item>
                      <text:p text:style-name="P17"><text:soft-page-break/>DUP : </text:p>
                    </text:list-item>
                    <text:list-item>
                      <text:p text:style-name="P17">require</text:p>
                    </text:list-item>
                  </text:list>
                </text:list-item>
                <text:list-item>
                  <text:p text:style-name="P17">TEST ==&gt; browse 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2</text:p>
              <text:list>
                <text:list-item>
                  <text:list>
                    <text:list-item>
                      <text:p text:style-name="P17">//_20200105_145737:tmp</text:p>
                    </text:list-item>
                    <text:list-item>
                      <text:p text:style-name="P17">new FUNC : get_ListOf_BarDatas(...)</text:p>
                    </text:list-item>
                  </text:list>
                </text:list-item>
                <text:list-item>
                  <text:p text:style-name="P17">sig</text:p>
                </text:list-item>
                <text:list-item>
                  <text:p text:style-name="P17">labels</text:p>
                  <text:list>
                    <text:list-item>
                      <text:p text:style-name="P17"><text:tab/><text:tab/>//_20200105_125406:caller</text:p>
                    </text:list-item>
                    <text:list-item>
                      <text:p text:style-name="P17"><text:tab/><text:tab/>//_20200105_125411:head</text:p>
                    </text:list-item>
                    <text:list-item>
                      <text:p text:style-name="P17"><text:tab/><text:tab/>//_20200105_125417:wl</text:p>
                    </text:list-item>
                  </text:list>
                </text:list-item>
                <text:list-item>
                  <text:p text:style-name="P17">TEST ==&gt; browse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3 : open file → csv</text:p>
              <text:list>
                <text:list-item>
                  <text:p text:style-name="P1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984982859307276563" text:style-name="L7">
        <text:list-item>
          <text:p text:style-name="P23">TASK</text:p>
          <text:list>
            <text:list-item>
              <text:p text:style-name="P23">conv ==&gt; csv lines to → bardatas</text:p>
              <text:list>
                <text:list-item>
                  <text:p text:style-name="P23">new FUNC : conv_CSV_Lines_To_BarDatas($lo_CSV_Lines, $lenOf_Header_Lines : int) : $lo_BarDatas</text:p>
                </text:list-item>
                <text:list-item>
                  <text:p text:style-name="P23">//_20200105_153133:next</text:p>
                </text:list-item>
              </text:list>
            </text:list-item>
          </text:list>
        </text:list-item>
      </text:list>
      <text:p text:style-name="P4">[further]</text:p>
      <text:list xml:id="list6882583121271648059" text:style-name="L8">
        <text:list-item>
          <text:p text:style-name="P24"/>
        </text:list-item>
      </text:list>
      <text:p text:style-name="P12"><text:line-break/><text:span text:style-name="T2">[/ 20200105_153156]</text:span></text:p>
      <text:p text:style-name="P12"/>
      <text:p text:style-name="P8"/>
      <text:p text:style-name="P4"><text:soft-page-break/><text:span text:style-name="T3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8342451714274271339" text:style-name="L15">
        <text:list-item>
          <text:p text:style-name="P36"><text:span text:style-name="T7">REVIEW</text:span></text:p>
        </text:list-item>
        <text:list-item>
          <text:p text:style-name="P36"><text:span text:style-name="T7">TASK-1 : </text:span></text:p>
          <text:list>
            <text:list-item>
              <text:list>
                <text:list-item>
                  <text:p text:style-name="P29">conv ==&gt; csv lines to → bardatas</text:p>
                  <text:list>
                    <text:list-item>
                      <text:p text:style-name="P29">new FUNC : conv_CSV_Lines_To_BarDatas($lo_CSV_Lines, $lenOf_Header_Lines : int) : $lo_BarDatas</text:p>
                    </text:list-item>
                    <text:list-item>
                      <text:p text:style-name="P29">//_20200105_153133:next</text:p>
                    </text:list-item>
                  </text:list>
                </text:list-item>
              </text:list>
            </text:list-item>
            <text:list-item>
              <text:p text:style-name="P29">T-2.1 </text:p>
              <text:list>
                <text:list-item>
                  <text:p text:style-name="P29">CODE : func “conv_CSV_Lines_To_BarDatas”</text:p>
                  <text:list>
                    <text:list-item>
                      <text:p text:style-name="P29">up to ==&gt; price_High</text:p>
                    </text:list-item>
                  </text:list>
                </text:list-item>
                <text:list-item>
                  <text:p text:style-name="P29">TEST</text:p>
                  <text:list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  <text:list-item>
              <text:p text:style-name="P29">T-2.2</text:p>
              <text:list>
                <text:list-item>
                  <text:p text:style-name="P29">CODE</text:p>
                </text:list-item>
                <text:list-item>
                  <text:p text:style-name="P29">TEST</text:p>
                  <text:list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40478084079378062" text:style-name="L9">
        <text:list-item>
          <text:p text:style-name="P25">TASK</text:p>
          <text:list>
            <text:list-item>
              <text:p text:style-name="P25">new file : FxTester.php</text:p>
              <text:list>
                <text:list-item>
                  <text:p text:style-name="P25">==&gt; new func : test_T_1($lo_BarDatas) : ??</text:p>
                </text:list-item>
              </text:list>
            </text:list-item>
          </text:list>
        </text:list-item>
      </text:list>
      <text:p text:style-name="P4">[further]</text:p>
      <text:list xml:id="list4688070538156255786" text:style-name="L10">
        <text:list-item>
          <text:p text:style-name="P26"/>
        </text:list-item>
      </text:list>
      <text:p text:style-name="P12"><text:line-break/><text:span text:style-name="T2">[/ 20200105_174715]</text:span></text:p>
      <text:p text:style-name="P12"/>
      <text:p text:style-name="P4"><text:soft-page-break/><text:span text:style-name="T9">@@@</text:span></text:p>
      <text:p text:style-name="P4"><text:span text:style-name="T3">4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7675392" text:continue-list="list37691480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5297071436280743024" text:style-name="L16">
        <text:list-item>
          <text:p text:style-name="P30">TASK</text:p>
        </text:list-item>
      </text:list>
      <text:p text:style-name="P4">[further]</text:p>
      <text:list xml:id="list4088189152318587380" text:style-name="L17">
        <text:list-item>
          <text:p text:style-name="P31"/>
        </text:list-item>
      </text:list>
      <text:p text:style-name="P12"><text:line-break/><text:span text:style-name="T2">[/ XXX]</text:span></text:p>
      <text:p text:style-name="P12"/>
      <text:p text:style-name="P5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7695318" text:continue-list="list37675392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4606908014412507775" text:style-name="L11">
        <text:list-item>
          <text:p text:style-name="P27">TASK</text:p>
        </text:list-item>
      </text:list>
      <text:p text:style-name="P4">[further]</text:p>
      <text:list xml:id="list3390994769842631746" text:style-name="L12">
        <text:list-item>
          <text:p text:style-name="P28"><text:soft-page-break/></text:p>
        </text:list-item>
      </text:list>
      <text:p text:style-name="P12"><text:line-break/><text:span text:style-name="T2">[/ XXX]</text:span></text:p>
      <text:p text:style-name="P12"/>
      <text:p text:style-name="P12"/>
      <text:p text:style-name="P12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8977715672591755844" text:style-name="L13">
        <text:list-item>
          <text:p text:style-name="P3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698616" text:continue-numbering="true" text:style-name="L13">
        <text:list-item>
          <text:p text:style-name="P33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2828636211183593710" text:style-name="L14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680097" text:continue-numbering="true" text:style-name="L14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">C:\WORKS_2\WS\WS_Others.JVEMV6\JVEMV6\37_miscs\12_programming\3_fx-log-file\end_apps.bat</text:p>
          </table:table-cell>
        </table:table-row>
        <text:soft-page-break/>
        <table:table-row>
          <table:table-cell table:style-name="表10.A2" office:value-type="string">
            <text:p text:style-name="P11"/>
          </table:table-cell>
        </table:table-row>
      </table:table>
      <text:list xml:id="list37694902" text:continue-numbering="true" text:style-name="L14">
        <text:list-item>
          <text:p text:style-name="P14">move “<text:span text:style-name="T4">@@@</text:span>”</text:p>
        </text:list-item>
        <text:list-item>
          <text:p text:style-name="P34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5T17:47:40.67</dc:date>
    <dc:creator>iwabuchi ken</dc:creator>
    <meta:editing-duration>PT15H55M35S</meta:editing-duration>
    <meta:editing-cycles>49</meta:editing-cycles>
    <meta:generator>OpenOffice/4.1.3$Win32 OpenOffice.org_project/413m1$Build-9783</meta:generator>
    <meta:document-statistic meta:table-count="4" meta:image-count="0" meta:object-count="0" meta:page-count="10" meta:paragraph-count="196" meta:word-count="745" meta:character-count="5491"/>
  </office:meta>
</office:document-meta>
</file>